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02f5b1" officeooo:paragraph-rsid="0002f5b1"/>
    </style:style>
    <style:style style:name="P2" style:family="paragraph" style:parent-style-name="Standard" style:list-style-name="L1">
      <style:text-properties officeooo:rsid="00048c24" officeooo:paragraph-rsid="00048c24"/>
    </style:style>
    <style:style style:name="P3" style:family="paragraph" style:parent-style-name="Standard">
      <style:text-properties officeooo:rsid="00048c24" officeooo:paragraph-rsid="00048c24"/>
    </style:style>
    <style:style style:name="P4" style:family="paragraph" style:parent-style-name="Standard">
      <style:text-properties officeooo:rsid="000538ac" officeooo:paragraph-rsid="000538ac"/>
    </style:style>
    <style:style style:name="P5" style:family="paragraph" style:parent-style-name="Standard">
      <style:paragraph-properties fo:text-align="center" style:justify-single-word="false"/>
      <style:text-properties officeooo:rsid="000538ac" officeooo:paragraph-rsid="000538ac"/>
    </style:style>
    <style:style style:name="P6" style:family="paragraph" style:parent-style-name="Standard" style:list-style-name="L1">
      <style:text-properties officeooo:rsid="0002f5b1" officeooo:paragraph-rsid="0002f5b1" fo:background-color="#ffb66c"/>
    </style:style>
    <style:style style:name="T1" style:family="text">
      <style:text-properties officeooo:rsid="0003db9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Formation Python du 8 décembre 2020</text:p>
      <text:p text:style-name="P5">8h-10h salle v147</text:p>
      <text:p text:style-name="P4"/>
      <text:list xml:id="list57809070" text:style-name="L1">
        <text:list-item>
          <text:p text:style-name="P6">M Cuvelier</text:p>
        </text:list-item>
        <text:list-item>
          <text:p text:style-name="P1">M Rouleau</text:p>
        </text:list-item>
        <text:list-item>
          <text:p text:style-name="P6">Mme Bouchasson</text:p>
        </text:list-item>
        <text:list-item>
          <text:p text:style-name="P6">M Hyvoz</text:p>
        </text:list-item>
        <text:list-item>
          <text:p text:style-name="P6">Mme Lis</text:p>
        </text:list-item>
        <text:list-item>
          <text:p text:style-name="P1">Mme Bois Tibayrenc</text:p>
        </text:list-item>
        <text:list-item>
          <text:p text:style-name="P1">Mme Panouillot</text:p>
        </text:list-item>
        <text:list-item>
          <text:p text:style-name="P1">M Jardri</text:p>
        </text:list-item>
        <text:list-item>
          <text:p text:style-name="P1">M Lacoste</text:p>
        </text:list-item>
        <text:list-item>
          <text:p text:style-name="P1">Mme Houchou</text:p>
        </text:list-item>
        <text:list-item>
          <text:p text:style-name="P6">Mme Pécout</text:p>
        </text:list-item>
        <text:list-item>
          <text:p text:style-name="P2">Mme Naboulet</text:p>
        </text:list-item>
      </text:list>
      <text:p text:style-name="P3"/>
      <text:p text:style-name="P4">En couleur les enseignants qui ont cours sur ce créneau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29T22:50:47.358740637</meta:creation-date>
    <dc:date>2020-12-01T15:44:21.380471195</dc:date>
    <meta:editing-duration>PT18M38S</meta:editing-duration>
    <meta:editing-cycles>5</meta:editing-cycles>
    <meta:generator>LibreOffice/6.1.5.2$Linux_X86_64 LibreOffice_project/10$Build-2</meta:generator>
    <meta:document-statistic meta:table-count="0" meta:image-count="0" meta:object-count="0" meta:page-count="1" meta:paragraph-count="15" meta:word-count="56" meta:character-count="263" meta:non-whitespace-character-count="234"/>
  </office:meta>
</office:document-meta>
</file>